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bbc" officeooo:paragraph-rsid="000f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ltcraft <text:line-break/>Advertised Device: Name: Voltcraft, Address: a3:00:00:00:4c:fa, manufacturer data: 0000fa4c000000a3, serviceUUID: 0000fff0-0000-1000-8000-00805f9b34fb, rssi: -76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38:36.416759253</meta:creation-date>
    <dc:date>2023-09-27T12:38:52.378611194</dc:date>
    <meta:editing-duration>PT17S</meta:editing-duration>
    <meta:editing-cycles>1</meta:editing-cycles>
    <meta:document-statistic meta:table-count="0" meta:image-count="0" meta:object-count="0" meta:page-count="1" meta:paragraph-count="1" meta:word-count="14" meta:character-count="173" meta:non-whitespace-character-count="158"/>
    <meta:generator>LibreOffice/7.3.7.2$Linux_X86_64 LibreOffice_project/30$Build-2</meta:generator>
  </office:meta>
</office:document-meta>
</file>